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93cm" fo:min-width="3.186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0.807cm" fo:min-width="1.681cm" fo:wrap-option="wrap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624cm" fo:min-width="3.979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4cm" loext:decorative="fals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608cm" fo:min-width="2.742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0.61cm" fo:min-width="2.0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02cm" fo:min-width="3.177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3cm" loext:decorative="false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0.54cm" fo:min-width="2.0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5cm" fo:min-width="2.606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ffbf00" draw:marker-start-width="0.321cm" draw:marker-end-width="0.321cm" svg:stroke-linecap="round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83cm" loext:decorative="false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66cm" loext:decorative="false"/>
      <style:paragraph-properties style:writing-mode="lr-tb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0.544cm" fo:min-width="1.406cm" fo:wrap-option="wrap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" draw:style-name="gr1" draw:text-style-name="P2" xml:id="id1" draw:id="id1" draw:layer="layout" svg:width="3.686cm" svg:height="1.543cm" svg:x="4.577cm" svg:y="1.952cm">
          <text:p text:style-name="P1"><text:span text:style-name="T1">Init. Check configuration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 2" draw:style-name="gr2" draw:text-style-name="P4" xml:id="id2" draw:id="id2" draw:layer="layout" svg:width="4.361cm" svg:height="2.113cm" svg:x="4.259cm" svg:y="4.489cm">
          <text:p text:style-name="P3"><text:span text:style-name="T2">Config file exists and 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6.42cm" svg:y1="3.495cm" svg:x2="6.44cm" svg:y2="4.489cm" draw:start-shape="id1" draw:start-glue-point="2" draw:end-shape="id2" draw:end-glue-point="4" svg:d="M6420 3495l20 994" svg:viewBox="0 0 21 995">
          <text:p/>
        </draw:connector>
        <draw:custom-shape draw:name="Shape 3" draw:style-name="gr4" draw:text-style-name="P2" xml:id="id3" draw:id="id3" draw:layer="layout" svg:width="4.479cm" svg:height="1.874cm" svg:x="4.225cm" svg:y="7.895cm">
          <text:p text:style-name="P1"><text:span text:style-name="T1">Read configuration file.</text:span></text:p>
          <text:p text:style-name="P1"><text:span text:style-name="T1">Check vocabulary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44cm" svg:y1="6.602cm" svg:x2="6.464cm" svg:y2="7.895cm" draw:start-shape="id2" draw:start-glue-point="6" draw:end-shape="id3" draw:end-glue-point="0" svg:d="M6440 6602l24 1293" svg:viewBox="0 0 25 1294">
          <text:p/>
        </draw:connector>
        <draw:frame draw:style-name="gr5" draw:text-style-name="P7" draw:layer="layout" svg:width="1.609cm" svg:height="0.854cm" svg:x="5.106cm" svg:y="6.496cm">
          <draw:text-box>
            <text:p text:style-name="P6"><text:span text:style-name="T3">Yes</text:span></text:p>
          </draw:text-box>
        </draw:frame>
        <draw:frame draw:style-name="gr5" draw:text-style-name="P7" draw:layer="layout" svg:width="1.609cm" svg:height="0.854cm" svg:x="8.281cm" svg:y="4.609cm">
          <draw:text-box>
            <text:p text:style-name="P6"><text:span text:style-name="T3">No</text:span></text:p>
          </draw:text-box>
        </draw:frame>
        <draw:connector draw:style-name="gr6" draw:text-style-name="P5" draw:layer="layout" svg:x1="8.62cm" svg:y1="5.546cm" svg:x2="15.003cm" svg:y2="13.429cm" draw:start-shape="id2" draw:start-glue-point="7" draw:end-shape="id4" draw:end-glue-point="0" svg:d="M8620 5546h6383v7883" svg:viewBox="0 0 6384 7884">
          <text:p/>
        </draw:connector>
        <draw:custom-shape draw:name="Shape 4" draw:style-name="gr7" draw:text-style-name="P2" xml:id="id4" draw:id="id4" draw:layer="layout" svg:width="3.242cm" svg:height="1.858cm" svg:x="13.382cm" svg:y="13.429cm">
          <text:p text:style-name="P1"><text:span text:style-name="T1">Send configuration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 5" draw:style-name="gr8" draw:text-style-name="P4" xml:id="id5" draw:id="id5" draw:layer="layout" svg:width="5.08cm" svg:height="1.719cm" svg:x="3.907cm" svg:y="10.711cm">
          <text:p text:style-name="P3"><text:span text:style-name="T2">Vocabulary files exi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6.464cm" svg:y1="9.769cm" svg:x2="6.447cm" svg:y2="10.711cm" draw:start-shape="id3" draw:start-glue-point="2" draw:end-shape="id5" draw:end-glue-point="4" svg:d="M6464 9769l-17 942" svg:viewBox="0 0 18 943">
          <text:p/>
        </draw:connector>
        <draw:connector draw:style-name="gr3" draw:text-style-name="P5" draw:layer="layout" draw:type="line" svg:x1="6.447cm" svg:y1="12.43cm" svg:x2="6.447cm" svg:y2="13.7cm" draw:start-shape="id5" draw:start-glue-point="6" draw:end-shape="id6" draw:end-glue-point="4" svg:d="M6447 12430v1270" svg:viewBox="0 0 1 1271">
          <text:p/>
        </draw:connector>
        <draw:custom-shape draw:name="Shape 6" draw:style-name="gr9" draw:text-style-name="P2" xml:id="id11" draw:id="id11" draw:layer="layout" svg:width="3.677cm" svg:height="1.252cm" svg:x="4.625cm" svg:y="16.258cm">
          <text:p text:style-name="P1"><text:span text:style-name="T1">Init vocabul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61cm" svg:height="0.853cm" svg:x="5.155cm" svg:y="12.43cm">
          <draw:text-box>
            <text:p text:style-name="P6"><text:span text:style-name="T3">Yes</text:span></text:p>
          </draw:text-box>
        </draw:frame>
        <draw:custom-shape draw:name="Shape 7" draw:style-name="gr11" draw:text-style-name="P4" xml:id="id7" draw:id="id7" draw:layer="layout" svg:width="5.08cm" svg:height="1.578cm" svg:x="3.908cm" svg:y="19.732cm">
          <text:p text:style-name="P3"><text:span text:style-name="T2">Config chang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6.448cm" svg:y1="21.31cm" svg:x2="6.446cm" svg:y2="22.375cm" draw:start-shape="id7" draw:start-glue-point="6" draw:end-shape="id8" draw:end-glue-point="0" svg:d="M6448 21310l-2 1065" svg:viewBox="0 0 3 1066">
          <text:p/>
        </draw:connector>
        <draw:custom-shape draw:name="Shape 8" draw:style-name="gr12" draw:text-style-name="P2" xml:id="id8" draw:id="id8" draw:layer="layout" svg:width="3.106cm" svg:height="1.235cm" svg:x="4.893cm" svg:y="22.375cm">
          <text:p text:style-name="P1"><text:span text:style-name="T1">Save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6" xml:id="id9" draw:id="id9" draw:layer="layout" svg:width="3.03cm" svg:height="6.901cm" draw:transform="skewX (0.00802851455917392) translate (14.116cm 21.002cm)" draw:kind="arc" draw:start-angle="43.72" draw:end-angle="328.11">
          <text:p/>
        </draw:ellipse>
        <draw:frame draw:style-name="gr14" draw:text-style-name="P7" draw:layer="layout" svg:width="1.61cm" svg:height="1.433cm" svg:x="14.652cm" svg:y="23.86cm">
          <draw:text-box>
            <text:p text:style-name="P6"><text:span text:style-name="T3">Main </text:span><text:span text:style-name="T3">queue </text:span><text:span text:style-name="T3">loop</text:span></text:p>
          </draw:text-box>
        </draw:frame>
        <draw:frame draw:style-name="gr5" draw:text-style-name="P7" draw:layer="layout" svg:width="1.61cm" svg:height="0.854cm" svg:x="6.078cm" svg:y="21.188cm">
          <draw:text-box>
            <text:p text:style-name="P6"><text:span text:style-name="T3">Yes</text:span></text:p>
          </draw:text-box>
        </draw:frame>
        <draw:connector draw:style-name="gr15" draw:text-style-name="P5" draw:layer="layout" draw:line-skew="0.454cm 0.14cm" svg:x1="7.999cm" svg:y1="22.992cm" svg:x2="15.631cm" svg:y2="21.002cm" draw:start-shape="id8" draw:start-glue-point="1" draw:end-shape="id9" draw:end-glue-point="0" svg:d="M7999 22992h3479v-2391h4153v401" svg:viewBox="0 0 7633 2392">
          <text:p/>
        </draw:connector>
        <draw:connector draw:style-name="gr16" draw:text-style-name="P5" draw:layer="layout" draw:line-skew="0cm 0.224cm" svg:x1="8.988cm" svg:y1="20.521cm" svg:x2="15.631cm" svg:y2="21.002cm" draw:start-shape="id7" draw:start-glue-point="7" draw:end-shape="id9" draw:end-glue-point="0" svg:d="M8988 20521h2531v164h4112v317" svg:viewBox="0 0 6644 482">
          <text:p/>
        </draw:connector>
        <draw:connector draw:style-name="gr3" draw:text-style-name="P5" draw:layer="layout" draw:type="line" svg:x1="8.352cm" svg:y1="14.494cm" svg:x2="13.382cm" svg:y2="14.358cm" draw:start-shape="id6" draw:start-glue-point="7" draw:end-shape="id4" draw:end-glue-point="3" svg:d="M8352 14494l5030-136" svg:viewBox="0 0 5031 137">
          <text:p/>
        </draw:connector>
        <draw:connector draw:style-name="gr17" draw:text-style-name="P5" draw:layer="layout" svg:x1="15.003cm" svg:y1="15.287cm" svg:x2="15.631cm" svg:y2="21.002cm" draw:start-shape="id4" draw:start-glue-point="2" draw:end-shape="id9" draw:end-glue-point="0" svg:d="M15003 15287v2838h628v2877" svg:viewBox="0 0 629 5716">
          <text:p/>
        </draw:connector>
        <draw:custom-shape draw:name="Shape 9" draw:style-name="gr12" draw:text-style-name="P2" xml:id="id10" draw:id="id10" draw:layer="layout" svg:width="3.106cm" svg:height="1.235cm" svg:x="5.031cm" svg:y="25.184cm">
          <text:p text:style-name="P1"><text:span text:style-name="T1">Config chang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5" draw:layer="layout" svg:x1="14.088cm" svg:y1="24.452cm" svg:x2="8.137cm" svg:y2="25.801cm" draw:start-shape="id9" draw:end-shape="id10" draw:end-glue-point="1" svg:d="M14088 24452h-2995v1349h-2956" svg:viewBox="0 0 5952 1350">
          <text:p/>
        </draw:connector>
        <draw:connector draw:style-name="gr15" draw:text-style-name="P5" draw:layer="layout" draw:line-skew="-1.454cm" svg:x1="5.031cm" svg:y1="25.801cm" svg:x2="6.447cm" svg:y2="10.711cm" draw:start-shape="id10" draw:start-glue-point="3" draw:end-shape="id5" draw:end-glue-point="4" svg:d="M5031 25801h-3079v-15592h4495v502" svg:viewBox="0 0 4496 15593">
          <text:p/>
        </draw:connector>
        <draw:frame draw:style-name="gr18" draw:text-style-name="P7" draw:layer="layout" svg:width="3.163cm" svg:height="1.416cm" svg:x="8.701cm" svg:y="23.282cm">
          <draw:text-box>
            <text:p text:style-name="P6"><text:span text:style-name="T3">Co</text:span><text:span text:style-name="T3">nfi</text:span><text:span text:style-name="T3">gur</text:span><text:span text:style-name="T3">ati</text:span><text:span text:style-name="T3">on </text:span><text:span text:style-name="T3">res</text:span><text:span text:style-name="T3">po</text:span><text:span text:style-name="T3">ns</text:span><text:span text:style-name="T3">e</text:span></text:p>
          </draw:text-box>
        </draw:frame>
        <draw:frame draw:style-name="gr5" draw:text-style-name="P7" draw:layer="layout" svg:width="1.609cm" svg:height="0.854cm" svg:x="8.013cm" svg:y="13.7cm">
          <draw:text-box>
            <text:p text:style-name="P6"><text:span text:style-name="T3">No</text:span></text:p>
          </draw:text-box>
        </draw:frame>
        <draw:frame draw:style-name="gr10" draw:text-style-name="P7" draw:layer="layout" svg:width="1.609cm" svg:height="0.853cm" svg:x="8.598cm" svg:y="19.415cm">
          <draw:text-box>
            <text:p text:style-name="P6"><text:span text:style-name="T3">No</text:span></text:p>
          </draw:text-box>
        </draw:frame>
        <draw:custom-shape draw:name="Shape 10" draw:style-name="gr19" draw:text-style-name="P4" xml:id="id6" draw:id="id6" draw:layer="layout" svg:width="3.81cm" svg:height="1.587cm" svg:x="4.542cm" svg:y="13.7cm">
          <text:p text:style-name="P3"><text:span text:style-name="T2">Data is correc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5" draw:layer="layout" draw:line-skew="-0.501cm" svg:x1="3.907cm" svg:y1="11.571cm" svg:x2="4.625cm" svg:y2="16.884cm" draw:start-shape="id5" draw:start-glue-point="5" draw:end-shape="id11" draw:end-glue-point="3" svg:d="M3907 11571h-1002v5313h1720" svg:viewBox="0 0 1721 5314">
          <text:p/>
        </draw:connector>
        <draw:connector draw:style-name="gr3" draw:text-style-name="P5" draw:layer="layout" draw:type="line" svg:x1="6.447cm" svg:y1="15.287cm" svg:x2="6.463cm" svg:y2="16.258cm" draw:start-shape="id6" draw:start-glue-point="6" draw:end-shape="id11" draw:end-glue-point="0" svg:d="M6447 15287l16 971" svg:viewBox="0 0 17 972">
          <text:p/>
        </draw:connector>
        <draw:frame draw:style-name="gr5" draw:text-style-name="P7" draw:layer="layout" svg:width="1.609cm" svg:height="0.854cm" svg:x="2.587cm" svg:y="10.842cm">
          <draw:text-box>
            <text:p text:style-name="P6"><text:span text:style-name="T3">No</text:span></text:p>
          </draw:text-box>
        </draw:frame>
        <draw:frame draw:style-name="gr10" draw:text-style-name="P7" draw:layer="layout" svg:width="1.61cm" svg:height="0.853cm" svg:x="5.127cm" svg:y="15.069cm">
          <draw:text-box>
            <text:p text:style-name="P6"><text:span text:style-name="T3">Yes</text:span></text:p>
          </draw:text-box>
        </draw:frame>
        <draw:custom-shape draw:name="Shape 11" draw:style-name="gr7" draw:text-style-name="P2" xml:id="id12" draw:id="id12" draw:layer="layout" svg:width="3.242cm" svg:height="1.858cm" svg:x="9.89cm" svg:y="15.969cm">
          <text:p text:style-name="P1"><text:span text:style-name="T1">Send init su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302cm" svg:y1="16.884cm" svg:x2="9.89cm" svg:y2="16.898cm" draw:start-shape="id11" draw:start-glue-point="1" draw:end-shape="id12" draw:end-glue-point="3" svg:d="M8302 16884l1588 14" svg:viewBox="0 0 1589 15">
          <text:p/>
        </draw:connector>
        <draw:connector draw:style-name="gr17" draw:text-style-name="P5" draw:layer="layout" svg:x1="11.511cm" svg:y1="17.827cm" svg:x2="6.448cm" svg:y2="19.732cm" draw:start-shape="id12" draw:start-glue-point="2" draw:end-shape="id7" draw:end-glue-point="4" svg:d="M11511 17827v953h-5063v952" svg:viewBox="0 0 5064 190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8:50:05.723806765</meta:creation-date>
    <dc:date>2024-12-25T23:08:06.042871597</dc:date>
    <meta:editing-duration>P31DT17H18M32S</meta:editing-duration>
    <meta:editing-cycles>13</meta:editing-cycles>
    <meta:generator>LibreOffice/24.2.6.2$Linux_X86_64 LibreOffice_project/420$Build-2</meta:generator>
    <meta:document-statistic meta:object-count="38"/>
  </office:meta>
</office:document-meta>
</file>